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4400000004A29353386.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Arial1" svg:font-family="Arial" style:font-family-generic="roman" style:font-pitch="variable"/>
    <style:font-face style:name="Calibri" svg:font-family="Calibri" style:font-family-generic="roman" style:font-pitch="variable"/>
    <style:font-face style:name="Myriad Pro" svg:font-family="'Myriad Pro'" style:font-family-generic="roman" style:font-pitch="variable"/>
    <style:font-face style:name="MyriadPro-Regular" svg:font-family="MyriadPro-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yriad Pro1" svg:font-family="'Myriad Pro'" style:font-family-generic="system" style:font-pitch="variable"/>
    <style:font-face style:name="MyriadPro-Regular1" svg:font-family="MyriadPro-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First_20_Page">
      <style:table-properties style:width="19.754cm" fo:margin-left="-1.251cm" fo:margin-top="0cm" fo:margin-bottom="0cm" style:page-number="auto" table:align="left" style:writing-mode="lr-tb"/>
    </style:style>
    <style:style style:name="Tabelle1.A" style:family="table-column">
      <style:table-column-properties style:column-width="14.751cm"/>
    </style:style>
    <style:style style:name="Tabelle1.B" style:family="table-column">
      <style:table-column-properties style:column-width="5.002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vertical-align="bottom" fo:padding-left="0.191cm" fo:padding-right="0.191cm" fo:padding-top="0cm" fo:padding-bottom="0cm" fo:border="none"/>
    </style:style>
    <style:style style:name="Tabelle1.4" style:family="table-row">
      <style:table-row-properties style:min-row-height="1.101cm" style:keep-together="true" fo:keep-together="auto"/>
    </style:style>
    <style:style style:name="Tabelle2" style:family="table">
      <style:table-properties style:width="16.443cm" fo:margin-left="-0.191cm" fo:margin-top="0cm" fo:margin-bottom="0cm" table:align="left" style:writing-mode="lr-tb"/>
    </style:style>
    <style:style style:name="Tabelle2.A" style:family="table-column">
      <style:table-column-properties style:column-width="16.443cm"/>
    </style:style>
    <style:style style:name="Tabelle2.1" style:family="table-row">
      <style:table-row-properties style:min-row-height="1.595cm" style:keep-together="true" fo:keep-together="auto"/>
    </style:style>
    <style:style style:name="Tabelle2.A1" style:family="table-cell">
      <style:table-cell-properties fo:padding-left="0.191cm" fo:padding-right="0.191cm" fo:padding-top="0cm" fo:padding-bottom="0cm" fo:border="none"/>
    </style:style>
    <style:style style:name="P1" style:family="paragraph" style:parent-style-name="Header">
      <style:paragraph-properties fo:margin-left="-1cm" fo:margin-right="-2cm" fo:text-indent="0cm" style:auto-text-indent="false">
        <style:tab-stops>
          <style:tab-stop style:position="8.001cm" style:type="center"/>
          <style:tab-stop style:position="18.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er">
      <style:paragraph-properties fo:margin-left="-1cm" fo:margin-right="0cm" fo:text-indent="0cm" style:auto-text-indent="false"/>
    </style:style>
    <style:style style:name="P4" style:family="paragraph" style:parent-style-name="Standard">
      <style:paragraph-properties fo:margin-left="-1cm" fo:margin-right="0cm" fo:margin-top="0cm" fo:margin-bottom="0cm" fo:line-height="100%" fo:text-indent="0cm" style:auto-text-indent="false"/>
      <style:text-properties style:font-name="Myriad Pro" fo:language="en" fo:country="GB" style:font-name-asian="Myriad Pro1"/>
    </style:style>
    <style:style style:name="P5" style:family="paragraph" style:parent-style-name="Standard">
      <style:paragraph-properties fo:margin-top="0cm" fo:margin-bottom="0cm" fo:line-height="100%" fo:text-align="end" style:justify-single-word="false"/>
      <style:text-properties style:font-name="Myriad Pro" fo:language="en" fo:country="GB" style:font-name-asian="Myriad Pro1"/>
    </style:style>
    <style:style style:name="P6" style:family="paragraph" style:parent-style-name="Standard">
      <style:paragraph-properties fo:margin-top="0cm" fo:margin-bottom="0cm" fo:line-height="100%"/>
      <style:text-properties style:font-name="Myriad Pro" fo:font-size="10pt" fo:language="en" fo:country="GB" style:font-name-asian="Myriad Pro1" style:font-size-asian="10pt" style:language-asian="nb" style:country-asian="NO" style:font-size-complex="10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MyriadPro-Regular" fo:font-size="10pt" fo:language="en" fo:country="GB" style:font-name-asian="Myriad Pro1" style:font-size-asian="10pt" style:font-name-complex="MyriadPro-Regular1" style:font-size-complex="10pt"/>
    </style:style>
    <style:style style:name="P9" style:family="paragraph" style:parent-style-name="Standard">
      <style:paragraph-properties fo:margin-left="0.501cm" fo:margin-right="0cm" fo:margin-top="0cm" fo:margin-bottom="0cm" fo:line-height="100%" fo:text-indent="-0.501cm" style:auto-text-indent="false"/>
    </style:style>
    <style:style style:name="P10" style:family="paragraph" style:parent-style-name="Standard">
      <style:paragraph-properties fo:margin-left="0.501cm" fo:margin-right="0cm" fo:margin-top="0cm" fo:margin-bottom="0cm" fo:line-height="100%" fo:text-indent="-0.501cm" style:auto-text-indent="false"/>
      <style:text-properties style:font-name="MyriadPro-Regular" fo:font-size="10pt" fo:language="en" fo:country="GB" style:font-name-asian="Myriad Pro1" style:font-size-asian="10pt" style:font-name-complex="MyriadPro-Regular1" style:font-size-complex="10pt"/>
    </style:style>
    <style:style style:name="P11" style:family="paragraph" style:parent-style-name="Standard">
      <style:paragraph-properties fo:margin-left="-1cm" fo:margin-right="0cm" fo:margin-top="0cm" fo:margin-bottom="0cm" fo:line-height="100%" fo:text-indent="0cm" style:auto-text-indent="false"/>
      <style:text-properties style:font-name="MyriadPro-Regular" fo:font-size="8pt" style:font-name-asian="Myriad Pro1" style:font-size-asian="8pt" style:font-name-complex="MyriadPro-Regular1" style:font-size-complex="8pt"/>
    </style:style>
    <style:style style:name="P12" style:family="paragraph" style:parent-style-name="Standard">
      <style:paragraph-properties fo:margin-top="0cm" fo:margin-bottom="0cm" fo:line-height="100%"/>
      <style:text-properties style:font-name="MyriadPro-Regular" fo:font-size="10pt" fo:language="en" fo:country="GB" style:font-name-asian="Myriad Pro1" style:font-size-asian="10pt" style:font-name-complex="MyriadPro-Regular1" style:font-size-complex="10pt"/>
    </style:style>
    <style:style style:name="P13" style:family="paragraph" style:parent-style-name="Standard">
      <style:paragraph-properties fo:margin-top="0cm" fo:margin-bottom="0cm" fo:line-height="100%">
        <style:tab-stops>
          <style:tab-stop style:position="1.905cm"/>
        </style:tab-stops>
      </style:paragraph-properties>
      <style:text-properties style:font-name="MyriadPro-Regular" fo:font-size="10pt" fo:language="en" fo:country="GB" style:font-name-asian="Myriad Pro1" style:font-size-asian="10pt" style:font-name-complex="MyriadPro-Regular1" style:font-size-complex="10pt"/>
    </style:style>
    <style:style style:name="P14" style:family="paragraph" style:parent-style-name="Standard">
      <style:paragraph-properties fo:margin-top="0cm" fo:margin-bottom="0cm" fo:line-height="100%"/>
      <style:text-properties style:font-name="MyriadPro-Regular" fo:font-size="10pt" fo:language="en" fo:country="GB" fo:font-weight="bold" style:font-name-asian="Myriad Pro1" style:font-size-asian="10pt" style:font-weight-asian="bold" style:font-name-complex="MyriadPro-Regular1" style:font-size-complex="10pt"/>
    </style:style>
    <style:style style:name="P15" style:family="paragraph" style:parent-style-name="Standard">
      <style:paragraph-properties fo:margin-top="0cm" fo:margin-bottom="0cm" fo:line-height="100%"/>
    </style:style>
    <style:style style:name="P16" style:family="paragraph" style:parent-style-name="Fak_2f_Inst">
      <style:text-properties fo:language="en" fo:country="GB"/>
    </style:style>
    <style:style style:name="P17" style:family="paragraph">
      <style:paragraph-properties fo:text-align="start"/>
    </style:style>
    <style:style style:name="P18" style:family="paragraph">
      <style:paragraph-properties fo:text-align="center"/>
      <style:text-properties fo:font-size="18pt"/>
    </style:style>
    <style:style style:name="T1" style:family="text">
      <style:text-properties style:font-name="MyriadPro-Regular" fo:font-size="10pt" fo:language="en" fo:country="GB" style:font-name-asian="Myriad Pro1" style:font-size-asian="10pt" style:font-name-complex="MyriadPro-Regular1" style:font-size-complex="10pt"/>
    </style:style>
    <style:style style:name="T2" style:family="text">
      <style:text-properties style:font-name="MyriadPro-Regular" fo:font-size="10pt" fo:language="en" fo:country="GB" fo:font-weight="bold" style:font-name-asian="Myriad Pro1" style:font-size-asian="10pt" style:font-weight-asian="bold" style:font-name-complex="MyriadPro-Regular1" style:font-size-complex="10pt"/>
    </style:style>
    <style:style style:name="T3" style:family="text">
      <style:text-properties style:font-name="MyriadPro-Regular" fo:font-size="12pt" fo:language="en" fo:country="GB" fo:font-weight="bold" style:font-name-asian="Myriad Pro1" style:font-size-asian="12pt" style:font-weight-asian="bold" style:font-name-complex="MyriadPro-Regular1" style:font-size-complex="12pt"/>
    </style:style>
    <style:style style:name="T4" style:family="text">
      <style:text-properties fo:color="#000000" style:font-name="Menlo-Regular" fo:font-size="11pt" style:font-name-asian="Menlo-Regular" style:font-size-asian="11pt" style:font-name-complex="Menlo-Regular"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vertical-pos="middle"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DOCX-Standard" form:apply-filter="true" form:control-implementation="ooo:com.sun.star.form.component.Form" office:target-frame="" xlink:href="" xlink:type="simple">
          <form:checkbox form:name="Control0"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9" draw:name="Picture 1" draw:style-name="gr2" draw:text-style-name="P18" svg:width="9.289cm" svg:height="0.634cm" svg:x="0cm" svg:y="0cm">
        <draw:image xlink:href="Pictures/10000000000004400000004A29353386.png" xlink:type="simple" xlink:show="embed" xlink:actuate="onLoad">
          <text:p/>
        </draw:image>
      </draw:frame>
      <draw:frame text:anchor-type="page" text:anchor-page-number="1" draw:z-index="10" draw:name="Picture 1" draw:style-name="gr2" draw:text-style-name="P18" svg:width="18.437cm" svg:height="1.246cm" svg:x="0cm" svg:y="0cm">
        <draw:image xlink:href="Pictures/10000000000004400000004A29353386.png" xlink:type="simple" xlink:show="embed" xlink:actuate="onLoad">
          <text:p/>
        </draw:image>
      </draw:frame>
      <table:table table:name="Tabelle1" table:style-name="Tabelle1">
        <table:table-column table:style-name="Tabelle1.A"/>
        <table:table-column table:style-name="Tabelle1.B"/>
        <table:table-row table:style-name="Tabelle1.1">
          <table:table-cell table:style-name="Tabelle1.A1" office:value-type="string">
            <text:p text:style-name="P16">The publication fund OF the University of Tromsø </text:p>
            <text:p text:style-name="P16">Application for funding of Author side payments</text:p>
          </table:table-cell>
          <table:table-cell table:style-name="Tabelle1.B1" table:number-rows-spanned="3" office:value-type="string">
            <text:p text:style-name="P5"/>
          </table:table-cell>
        </table:table-row>
        <table:table-row table:style-name="Tabelle1.1">
          <table:table-cell table:style-name="Tabelle1.A1" office:value-type="string">
            <text:p text:style-name="P5"/>
          </table:table-cell>
          <table:covered-table-cell/>
        </table:table-row>
        <table:table-row table:style-name="Tabelle1.1">
          <table:table-cell table:style-name="Tabelle1.A1" office:value-type="string">
            <text:p text:style-name="P5"/>
          </table:table-cell>
          <table:covered-table-cell/>
        </table:table-row>
        <table:table-row table:style-name="Tabelle1.4">
          <table:table-cell table:style-name="Tabelle1.A1" table:number-columns-spanned="2" office:value-type="string">
            <text:p text:style-name="P6"/>
          </table:table-cell>
          <table:covered-table-cell/>
        </table:table-row>
      </table:table>
      <text:p text:style-name="P4"/>
      <table:table table:name="Tabelle2" table:style-name="Tabelle2">
        <table:table-column table:style-name="Tabelle2.A"/>
        <table:table-row table:style-name="Tabelle2.1">
          <table:table-cell table:style-name="Tabelle2.A1" office:value-type="string">
            <text:p text:style-name="P13">Archive ref.: <text:tab/>Document in case no 2014/23</text:p>
          </table:table-cell>
        </table:table-row>
      </table:table>
      <text:p text:style-name="P8">"Author side payments" is here meant to cover Article Processing Charge (APC) or similar charges in Open Access journals or similar series. A pre-requisite for funding is (normally) that the corresponding author has an affiliation with the University of Tromsø (UiT).</text:p>
      <text:p text:style-name="P8"/>
      <text:p text:style-name="P7"><text:span text:style-name="T1">The application must be sent by e-mail to </text:span><text:span text:style-name="T3">postmottak@uit.no </text:span><text:span text:style-name="T1">with a copy to</text:span><text:span text:style-name="T3"> fond@ub.uit.no</text:span></text:p>
      <text:p text:style-name="P8"/>
      <text:p text:style-name="P7"><text:span text:style-name="T1">Name of applicant: <text:tab/><text:tab/>Elke Fasshauer</text:span><text:text-input text:description=""/></text:p>
      <text:p text:style-name="P7"><text:span text:style-name="T1">Position: <text:tab/><text:tab/><text:tab/>Postdoc</text:span><text:text-input text:description=""/></text:p>
      <text:p text:style-name="P7"><text:span text:style-name="T1">Faculty/Institute/Unit<text:tab/>: <text:tab/>Department of Chemistry, CTCC</text:span><text:text-input text:description=""/></text:p>
      <text:p text:style-name="P7"><text:span text:style-name="T2">(</text:span><text:span text:style-name="T1">If the applicant is a student/PHD-student, please also give us the thesis advisor's name and position: </text:span><text:text-input text:description=""/><text:span text:style-name="T2">)</text:span></text:p>
      <text:p text:style-name="P8"/>
      <text:p text:style-name="P8">Is the applicant the corresponding author?</text:p>
      <text:p text:style-name="P7"><draw:control text:anchor-type="as-char" draw:z-index="0" draw:style-name="gr1" draw:text-style-name="P17" svg:width="0.389cm" svg:height="0.389cm" draw:control="control1"/><text:bookmark text:name="Avmerking5"/><text:span text:style-name="T1"> Yes</text:span></text:p>
      <text:p text:style-name="P9"><draw:control text:anchor-type="as-char" draw:z-index="1" draw:style-name="gr1" draw:text-style-name="P17" svg:width="0.389cm" svg:height="0.389cm" draw:control="control2"/><text:bookmark text:name="Avmerking6"/><text:span text:style-name="T1"> No, but another person affiliated to UiT is the corresponding author (please indicate name, position and unit in the "supplementary information" field below)</text:span></text:p>
      <text:p text:style-name="P9"><draw:control text:anchor-type="as-char" draw:z-index="2" draw:style-name="gr1" draw:text-style-name="P17" svg:width="0.389cm" svg:height="0.389cm" draw:control="control3"/><text:bookmark text:name="Avmerking7"/><text:span text:style-name="T1"> No, the corresponding author is not affiliated to UiT. Please give more information and reasons to suggest the fund covers costs, in the "supplementary information" field below. </text:span></text:p>
      <text:p text:style-name="P10"/>
      <text:p text:style-name="P7"><text:span text:style-name="T1">Article title:<text:tab/> <text:tab/></text:span><text:text-input text:description=""/><text:span text:style-name="T4">Non-nearest Neighbour ICD in Clusters: A Way to Distinguish Icosahedral and Cuboctahedral Clusters?</text:span><text:bookmark text:name="_GoBack"/><text:text-input text:description=""/></text:p>
      <text:p text:style-name="P7"><text:span text:style-name="T1">Journal name:<text:tab/><text:tab/>New Journal of Physics</text:span><text:text-input text:description=""/></text:p>
      <text:p text:style-name="P7"><text:span text:style-name="T1">ISSN number: </text:span><text:text-input text:description=""/><text:span text:style-name="T2"> (This is the only unique identifier of a journal)</text:span></text:p>
      <text:p text:style-name="P7"><text:span text:style-name="T1">The journal is listed in </text:span><text:a xlink:type="simple" xlink:href="http://www.doaj.org/" text:style-name="Internet_20_link" text:visited-style-name="Visited_20_Internet_20_Link">DOAJ</text:a><text:span text:style-name="T1"><text:tab/></text:span><text:span text:style-name="T1"><draw:control text:anchor-type="as-char" draw:z-index="3" draw:style-name="gr1" draw:text-style-name="P17" svg:width="0.354cm" svg:height="0.354cm" draw:control="control4"/></text:span><text:bookmark text:name="Avmerking8"/><text:span text:style-name="T1"> Yes<text:tab/></text:span><text:span text:style-name="T1"><draw:control text:anchor-type="as-char" draw:z-index="4" draw:style-name="gr1" draw:text-style-name="P17" svg:width="0.354cm" svg:height="0.354cm" draw:control="control5"/></text:span><text:bookmark text:name="Avmerking9"/><text:span text:style-name="T1"> No (explain below)</text:span></text:p>
      <text:p text:style-name="P7"><text:span text:style-name="T1">The journal is </text:span><text:a xlink:type="simple" xlink:href="http://dbh.nsd.uib.no/kanaler/" text:style-name="Internet_20_link" text:visited-style-name="Visited_20_Internet_20_Link">accredited</text:a><text:span text:style-name="T1"><text:tab/><text:tab/></text:span><text:span text:style-name="T1"><draw:control text:anchor-type="as-char" draw:z-index="5" draw:style-name="gr1" draw:text-style-name="P17" svg:width="0.354cm" svg:height="0.354cm" draw:control="control6"/></text:span><text:bookmark text:name="Avmerking1"/><text:span text:style-name="T1"> Yes<text:tab/></text:span><text:span text:style-name="T1"><draw:control text:anchor-type="as-char" draw:z-index="6" draw:style-name="gr1" draw:text-style-name="P17" svg:width="0.354cm" svg:height="0.354cm" draw:control="control7"/></text:span><text:bookmark text:name="Avmerking2"/><text:span text:style-name="T2"> </text:span><text:span text:style-name="T1">No, but has been suggested for accrediting. </text:span><text:span text:style-name="T2">(Enclose documentation</text:span><text:span text:style-name="T1">) </text:span></text:p>
      <text:p text:style-name="P8"/>
      <text:p text:style-name="P7"><text:span text:style-name="T1">What kind of costs are covered by this application? (type of cost, name etc.) Article publication charge (gold open access)</text:span><text:text-input text:description=""/></text:p>
      <text:p text:style-name="P7"><text:span text:style-name="T1">Estimated amount in EUR <text:tab/>1560 <text:s/></text:span><text:text-input text:description=""/><text:span text:style-name="T1"> (or in other currency, if so, indicate currency code) </text:span></text:p>
      <text:p text:style-name="P7"><text:span text:style-name="T1">Estimated date of payment<text:tab/>30.04.2016</text:span><text:text-input text:description=""/></text:p>
      <text:p text:style-name="P14">If this date is exceed, the fund must be notified, otherwise the funding will be withdrawn. This is to ensure that articles not being accepted for publication will not tie up funds that should be allocated to new applications.</text:p>
      <text:p text:style-name="P8"/>
      <text:p text:style-name="P8">Does the research that the article is based upon have external funding?</text:p>
      <text:p text:style-name="P7"><draw:control text:anchor-type="as-char" draw:z-index="7" draw:style-name="gr1" draw:text-style-name="P17" svg:width="0.389cm" svg:height="0.389cm" draw:control="control8"/><text:bookmark text:name="Avmerking3"/><text:span text:style-name="T1"> No</text:span></text:p>
      <text:p text:style-name="P7"><draw:control text:anchor-type="as-char" draw:z-index="8" draw:style-name="gr1" draw:text-style-name="P17" svg:width="0.389cm" svg:height="0.389cm" draw:control="control9"/><text:bookmark text:name="Avmerking4"/><text:span text:style-name="T1"> Yes, but the external funding cannot cover these charges. Give more information below. </text:span></text:p>
      <text:p text:style-name="P8"/>
      <text:p text:style-name="P8"/>
      <text:p text:style-name="P8">Additional information, comments, arguments etc.:</text:p>
      <text:p text:style-name="P7"><text:text-input text:description=""/><text:span text:style-name="T2">The manuscript refers strongly to a previous publication of mine, that was written together with experimental collaboration partners. Therefore, it would be nice to be able to publish this manuscript in the same journal.</text:span></text:p>
      <text:p text:style-name="P7"><text:span text:style-name="T2">The publication fee given above is the charge for 2015. I could not find any information about a different fee for 2016 but there might be a change.</text:span></text:p>
      <text:p text:style-name="P8"/>
      <text:p text:style-name="P8">I confirm that the published article will be registered in Cristin as belonging (partially) to UiT, and that the published version will be uploaded there immediately upon publication.</text:p>
      <text:p text:style-name="P8"/>
      <text:p text:style-name="P8"/>
      <text:p text:style-name="P7"><text:span text:style-name="T1">Date: 09.12.2015</text:span><text:text-input text: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Arial1" svg:font-family="Arial" style:font-family-generic="roman" style:font-pitch="variable"/>
    <style:font-face style:name="Calibri" svg:font-family="Calibri" style:font-family-generic="roman" style:font-pitch="variable"/>
    <style:font-face style:name="Myriad Pro" svg:font-family="'Myriad Pro'" style:font-family-generic="roman" style:font-pitch="variable"/>
    <style:font-face style:name="MyriadPro-Regular" svg:font-family="MyriadPro-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yriad Pro1" svg:font-family="'Myriad Pro'" style:font-family-generic="system" style:font-pitch="variable"/>
    <style:font-face style:name="MyriadPro-Regular1" svg:font-family="MyriadPro-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nb" fo:country="NO"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nb" fo:country="NO" style:font-name-asian="Calibri1" style:font-size-asian="10pt" style:language-asian="nb" style:country-asian="NO"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ak_2f_Inst" style:display-name="Fak/Inst" style:family="paragraph" style:parent-style-name="Standard" style:default-outline-level="" style:list-style-name="">
      <style:paragraph-properties fo:margin-top="0cm" fo:margin-bottom="0cm" fo:line-height="100%"/>
      <style:text-properties fo:text-transform="uppercase" fo:color="#939699" style:font-name="MyriadPro-Regular" fo:font-size="12pt" style:font-name-asian="Myriad Pro1" style:font-size-asian="12pt" style:font-name-complex="MyriadPro-Regular1" style:font-size-complex="12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List_20_Number" style:display-name="List Number" style:family="paragraph" style:parent-style-name="Standard" style:list-style-name="Outline"/>
    <style:style style:name="List_20_Number_20_2" style:display-name="List Number 2" style:family="paragraph" style:parent-style-name="List_20_Number" style:default-outline-level="2" style:list-style-name="Outlin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opptekst_20_Tegn" style:display-name="Topptekst Tegn" style:family="text">
      <style:text-properties style:font-name="Myriad Pro" style:font-name-asian="Myriad Pro1" style:font-name-complex="Times New Roman1"/>
    </style:style>
    <style:style style:name="Bunntekst_20_Tegn" style:display-name="Bunntekst Tegn" style:family="text">
      <style:text-properties style:font-name="Myriad Pro" style:font-name-asian="Myriad Pro1" style:font-name-complex="Times New Roman1"/>
    </style:style>
    <style:style style:name="footnote_20_reference" style:display-name="footnote reference" style:family="text">
      <style:text-properties style:text-position="super 58%"/>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text-blinking="false" style:font-style-asian="normal" style:font-weight-asian="normal" style:font-name-complex="Times New Roman1" style:font-style-complex="normal" style:font-weight-complex="normal" style:text-emphasize="none" style:font-relief="none" text:display="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text:list-tab-stop-position="1.261cm" fo:text-indent="-0.762cm" fo:margin-left="1.261cm"/>
        </style:list-level-properties>
      </text:outline-level-style>
      <text:outline-level-style text:level="2" style:num-format="1" text:display-levels="2">
        <style:list-level-properties text:list-level-position-and-space-mode="label-alignment">
          <style:list-level-label-alignment text:label-followed-by="listtab" text:list-tab-stop-position="1.515cm" fo:text-indent="-1.016cm" fo:margin-left="1.51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96cm" fo:text-indent="-0.762cm" fo:margin-left="1.8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039cm" fo:text-indent="-0.889cm" fo:margin-left="2.65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74cm" fo:text-indent="-1.143cm" fo:margin-left="3.54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44cm" fo:text-indent="-1.397cm" fo:margin-left="4.43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79cm" fo:text-indent="-1.651cm" fo:margin-left="5.32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849cm" fo:text-indent="-1.905cm" fo:margin-left="6.21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84cm" fo:text-indent="-2.159cm" fo:margin-left="7.1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754cm" fo:text-indent="-2.54cm" fo:margin-left="8.1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61cm" fo:text-indent="-0.762cm" fo:margin-left="1.261cm"/>
        </style:list-level-properties>
      </text:list-level-style-number>
      <text:list-level-style-number text:level="2" style:num-format="1" text:display-levels="2">
        <style:list-level-properties text:list-level-position-and-space-mode="label-alignment">
          <style:list-level-label-alignment text:label-followed-by="listtab" text:list-tab-stop-position="1.515cm" fo:text-indent="-1.016cm" fo:margin-left="1.515cm"/>
        </style:list-level-properties>
      </text:list-level-style-number>
      <text:list-level-style-number text:level="3" style:num-format="1" text:display-levels="3">
        <style:list-level-properties text:list-level-position-and-space-mode="label-alignment">
          <style:list-level-label-alignment text:label-followed-by="listtab" text:list-tab-stop-position="1.769cm"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text:list-tab-stop-position="2.023cm" fo:text-indent="-1.524cm" fo:margin-left="2.023cm"/>
        </style:list-level-properties>
      </text:list-level-style-number>
      <text:list-level-style-number text:level="5" style:num-format="1" text:display-levels="5">
        <style:list-level-properties text:list-level-position-and-space-mode="label-alignment">
          <style:list-level-label-alignment text:label-followed-by="listtab" text:list-tab-stop-position="2.277cm" fo:text-indent="-1.778cm" fo:margin-left="2.277cm"/>
        </style:list-level-properties>
      </text:list-level-style-number>
      <text:list-level-style-number text:level="6" style:num-format="1" text:display-levels="6">
        <style:list-level-properties text:list-level-position-and-space-mode="label-alignment">
          <style:list-level-label-alignment text:label-followed-by="listtab" text:list-tab-stop-position="2.531cm" fo:text-indent="-2.032cm" fo:margin-left="2.531cm"/>
        </style:list-level-properties>
      </text:list-level-style-number>
      <text:list-level-style-number text:level="7" style:num-format="1" text:display-levels="7">
        <style:list-level-properties text:list-level-position-and-space-mode="label-alignment">
          <style:list-level-label-alignment text:label-followed-by="listtab" text:list-tab-stop-position="2.785cm" fo:text-indent="-2.286cm" fo:margin-left="2.785cm"/>
        </style:list-level-properties>
      </text:list-level-style-number>
      <text:list-level-style-number text:level="8" style:num-format="1" text:display-levels="8">
        <style:list-level-properties text:list-level-position-and-space-mode="label-alignment">
          <style:list-level-label-alignment text:label-followed-by="listtab" text:list-tab-stop-position="3.039cm" fo:text-indent="-2.54cm" fo:margin-left="3.039cm"/>
        </style:list-level-properties>
      </text:list-level-style-number>
      <text:list-level-style-number text:level="9" style:num-format="1" text:display-levels="9">
        <style:list-level-properties text:list-level-position-and-space-mode="label-alignment">
          <style:list-level-label-alignment text:label-followed-by="listtab" text:list-tab-stop-position="3.293cm" fo:text-indent="-2.794cm" fo:margin-left="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cm" fo:margin-right="-2cm" fo:text-indent="0cm" style:auto-text-indent="false">
        <style:tab-stops>
          <style:tab-stop style:position="8.001cm" style:type="center"/>
          <style:tab-stop style:position="18.0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Header">
      <style:paragraph-properties fo:margin-left="-1cm" fo:margin-right="0cm" fo:text-indent="0cm" style:auto-text-indent="false"/>
    </style:style>
    <style:style style:name="MP4" style:family="paragraph" style:parent-style-name="Standard">
      <style:paragraph-properties fo:margin-left="-1cm" fo:margin-right="0cm" fo:margin-top="0cm" fo:margin-bottom="0cm" fo:line-height="100%" fo:text-indent="0cm" style:auto-text-indent="false"/>
      <style:text-properties style:font-name="MyriadPro-Regular" fo:font-size="8pt" style:font-name-asian="Myriad Pro1" style:font-size-asian="8pt" style:font-name-complex="MyriadPro-Regular1"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0.6cm" fo:margin-left="1.7cm" fo:margin-right="2.501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1cm" fo:margin-left="0cm" fo:margin-right="0cm" fo:margin-bottom="1.801cm" style:dynamic-spacing="true"/>
      </style:header-style>
      <style:footer-style>
        <style:header-footer-properties fo:min-height="1.901cm" fo:margin-left="0cm" fo:margin-right="0cm" fo:margin-top="1.801cm" style:dynamic-spacing="true"/>
      </style:footer-style>
    </style:page-layout>
    <style:page-layout style:name="Mpm2">
      <style:page-layout-properties fo:page-width="21.001cm" fo:page-height="29.7cm" style:num-format="1" style:print-orientation="portrait" fo:margin-top="1.901cm" fo:margin-bottom="1.901cm" fo:margin-left="1.7cm" fo:margin-right="2.501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MP3"><draw:frame draw:style-name="Mfr1" draw:name="Grafik1" text:anchor-type="as-char" svg:width="18.436cm" svg:height="1.247cm" draw:z-index="11"><draw:image xlink:href="Pictures/10000000000004400000004A29353386.png" xlink:type="simple" xlink:show="embed" xlink:actuate="onLoad"/></draw:frame></text:p>
      </style:header>
      <style:footer>
        <text:p text:style-name="MP4">9037 Tromsø • postmottak@uit.no • http://uit.no • Sentralbord: 77 64 40 00 • Faks: 77 64 49 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NIVERSITETSBIBLIOTEKET</dc:title>
    <meta:initial-creator>Jan Erik Frantsvåg</meta:initial-creator>
    <dc:creator>Elke Fasshauer</dc:creator>
    <meta:editing-cycles>10</meta:editing-cycles>
    <meta:print-date>2011-02-03T10:53:00</meta:print-date>
    <meta:creation-date>2012-11-05T06:19:00</meta:creation-date>
    <dc:date>2015-12-09T11:04:28</dc:date>
    <meta:editing-duration>PT22M26S</meta:editing-duration>
    <meta:generator>OpenOffice/4.1.1$Unix OpenOffice.org_project/411m6$Build-9775</meta:generator>
    <meta:document-statistic meta:table-count="2" meta:image-count="1" meta:object-count="0" meta:page-count="1" meta:paragraph-count="33" meta:word-count="466" meta:character-count="2843"/>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21FFEED.dotm" xlink:href=""/>
  </office:meta>
</office:document-meta>
</file>